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standard">
      <style:graphic-properties draw:stroke="none" svg:stroke-color="#000000" draw:fill="none" draw:fill-color="#ffffff" fo:min-height="0.395cm"/>
    </style:style>
    <style:style style:name="gr3" style:family="graphic" style:parent-style-name="standard">
      <style:graphic-properties svg:stroke-width="0.03cm" svg:stroke-color="#000000" draw:marker-start="Circle" draw:marker-start-width="0.2cm" draw:marker-end="Circle" draw:marker-end-width="0.2cm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7.348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svg:stroke-color="#000000" draw:marker-start="Circle" draw:marker-end="Circle" draw:textarea-vertical-align="middle"/>
    </style:style>
    <style:style style:name="co1" style:family="table-column">
      <style:table-column-properties style:column-width="2.73cm" style:use-optimal-column-width="false"/>
    </style:style>
    <style:style style:name="co2" style:family="table-column">
      <style:table-column-properties style:column-width="1.411cm" style:use-optimal-column-width="false"/>
    </style:style>
    <style:style style:name="co3" style:family="table-column">
      <style:table-column-properties style:column-width="1.031cm" style:use-optimal-column-width="false"/>
    </style:style>
    <style:style style:name="co4" style:family="table-column">
      <style:table-column-properties style:column-width="3.454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0.982cm" style:use-optimal-column-width="false"/>
    </style:style>
    <style:style style:name="co7" style:family="table-column">
      <style:table-column-properties style:column-width="3.455cm" style:use-optimal-column-width="false"/>
    </style:style>
    <style:style style:name="co8" style:family="table-column">
      <style:table-column-properties style:column-width="0.983cm" style:use-optimal-column-width="false"/>
    </style:style>
    <style:style style:name="co9" style:family="table-column">
      <style:table-column-properties style:column-width="2.679cm" style:use-optimal-column-width="false"/>
    </style:style>
    <style:style style:name="co10" style:family="table-column">
      <style:table-column-properties style:column-width="1.566cm" style:use-optimal-column-width="false"/>
    </style:style>
    <style:style style:name="co11" style:family="table-column">
      <style:table-column-properties style:column-width="1.055cm" style:use-optimal-column-width="false"/>
    </style:style>
    <style:style style:name="ro1" style:family="table-row">
      <style:table-row-properties style:row-height="0.723cm"/>
    </style:style>
    <style:style style:name="ro2" style:family="table-row">
      <style:table-row-properties style:row-height="0.679cm"/>
    </style:style>
    <style:style style:name="ro3" style:family="table-row">
      <style:table-row-properties style:row-height="0.655cm"/>
    </style:style>
    <style:style style:name="ro4" style:family="table-row">
      <style:table-row-properties style:row-height="0cm"/>
    </style:style>
    <style:style style:name="ro5" style:family="table-row">
      <style:table-row-properties style:row-height="0.776cm"/>
    </style:style>
    <style:style style:name="ro6" style:family="table-row">
      <style:table-row-properties style:row-height="0.729cm"/>
    </style:style>
    <style:style style:name="ro7" style:family="table-row">
      <style:table-row-properties style:row-height="0.811cm"/>
    </style:style>
    <style:style style:name="ro8" style:family="table-row">
      <style:table-row-properties style:row-height="0.807cm"/>
    </style:style>
    <style:style style:name="ro9" style:family="table-row">
      <style:table-row-properties style:row-height="0.702cm"/>
    </style:style>
    <style:style style:name="ro10" style:family="table-row">
      <style:table-row-properties style:row-height="0.782cm"/>
    </style:style>
    <style:style style:name="ro11" style:family="table-row">
      <style:table-row-properties style:row-height="0.823cm"/>
    </style:style>
    <style:style style:name="ro12" style:family="table-row">
      <style:table-row-properties style:row-height="0.837cm"/>
    </style:style>
    <style:style style:name="ro13" style:family="table-row">
      <style:table-row-properties style:row-height="0.78cm"/>
    </style:style>
    <style:style style:name="ro14" style:family="table-row">
      <style:table-row-properties style:row-height="0.772cm"/>
    </style:style>
    <style:style style:name="ro15" style:family="table-row">
      <style:table-row-properties style:row-height="0.839cm"/>
    </style:style>
    <style:style style:name="ro16" style:family="table-row">
      <style:table-row-properties style:row-height="0.83cm"/>
    </style:style>
    <style:style style:name="ro17" style:family="table-row">
      <style:table-row-properties style:row-height="0.861cm"/>
    </style:style>
    <style:style style:name="ro18" style:family="table-row">
      <style:table-row-properties style:row-height="0.747cm"/>
    </style:style>
    <style:style style:name="ro19" style:family="table-row">
      <style:table-row-properties style:row-height="0.804cm"/>
    </style:style>
    <style:style style:name="ro20" style:family="table-row">
      <style:table-row-properties style:row-height="0.883cm"/>
    </style:style>
    <style:style style:name="ro21" style:family="table-row">
      <style:table-row-properties style:row-height="0.858cm"/>
    </style:style>
    <style:style style:name="ro22" style:family="table-row">
      <style:table-row-properties style:row-height="0.832cm"/>
    </style:style>
    <style:style style:name="ro23" style:family="table-row">
      <style:table-row-properties style:row-height="0.857cm"/>
    </style:style>
    <style:style style:name="ce1" style:family="table-cell">
      <loext:graphic-properties draw:fill="solid" draw:fill-color="#ffff66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solid" draw:fill-color="#ffff99"/>
      <style:paragraph-properties fo:border="0.03pt solid #000000"/>
      <style:text-properties fo:font-size="10pt" style:font-size-asian="18pt" style:font-size-complex="18pt"/>
    </style:style>
    <style:style style:name="ce3" style:family="table-cell">
      <loext:graphic-properties draw:fill="none" draw:fill-color="#ffffff"/>
      <style:paragraph-properties fo:border="0.03pt solid #000000"/>
      <style:text-properties fo:color="#000000" fo:font-size="10pt" style:font-size-asian="18pt" style:font-size-complex="18pt"/>
    </style:style>
    <style:style style:name="ce4" style:family="table-cell">
      <loext:graphic-properties draw:fill="none" draw:fill-color="#ffffff"/>
      <style:paragraph-properties fo:border-left="none" fo:border-right="0.03pt solid #000000" fo:border-top="0.03pt solid #000000" fo:border-bottom="0.03pt solid #000000"/>
      <style:text-properties fo:font-size="10pt" style:font-size-asian="18pt" style:font-size-complex="18pt"/>
    </style:style>
    <style:style style:name="ce5" style:family="table-cell">
      <loext:graphic-properties draw:fill="none" draw:fill-color="#ffffff"/>
      <style:paragraph-properties fo:border="0.03pt solid #000000"/>
      <style:text-properties fo:font-size="10pt" style:font-size-asian="18pt" style:font-size-complex="18pt"/>
    </style:style>
    <style:style style:name="ce6" style:family="table-cell">
      <loext:graphic-properties draw:fill="none" draw:fill-color="#ffffff"/>
      <style:paragraph-properties fo:border-left="0.03pt solid #000000" fo:border-right="0.03pt solid #000000" fo:border-top="none" fo:border-bottom="0.03pt solid #000000"/>
      <style:text-properties fo:font-size="10pt" style:font-size-asian="18pt" style:font-size-complex="18pt"/>
    </style:style>
    <style:style style:name="P1" style:family="paragraph">
      <loext:graphic-properties draw:fill="none" draw:fill-color="#ffffff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000000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71cm" svg:height="2.759cm" svg:x="19.229cm" svg:y="2.6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1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Befun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undnummer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1cm" svg:height="0.7cm" svg:x="19.288cm" svg:y="1.9cm">
          <draw:text-box>
            <text:p><text:span text:style-name="T1">Befund_Fundnummer</text:span></text:p>
          </draw:text-box>
        </draw:frame>
        <draw:frame draw:style-name="standard" draw:layer="layout" svg:width="5.171cm" svg:height="2.08cm" svg:x="19.329cm" svg:y="14.2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2">
              <table:table-cell>
                <text:p><text:span text:style-name="T1">Verzierung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5.1cm" svg:height="0.7cm" svg:x="19.3cm" svg:y="13.517cm">
          <draw:text-box>
            <text:p><text:span text:style-name="T1">Verzierungen</text:span></text:p>
          </draw:text-box>
        </draw:frame>
        <draw:frame draw:style-name="standard" draw:layer="layout" svg:width="5.974cm" svg:height="9.169cm" svg:x="26.8cm" svg:y="6.95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3" table:default-cell-style-name="ce5">
              <table:table-cell table:style-name="ce6"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3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Randform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ier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ier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ier_a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ier_i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Hals_Kragen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merk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5.1cm" svg:height="0.7cm" svg:x="26.859cm" svg:y="6.226cm">
          <draw:text-box>
            <text:p><text:span text:style-name="T1">RS_Tab</text:span></text:p>
          </draw:text-box>
        </draw:frame>
        <draw:frame draw:style-name="gr2" draw:text-style-name="P1" draw:layer="layout" svg:width="1.3cm" svg:height="0.645cm" svg:x="24.9cm" svg:y="5.455cm">
          <draw:text-box>
            <text:p><text:span text:style-name="T1">1:n</text:span></text:p>
          </draw:text-box>
        </draw:frame>
        <draw:connector draw:style-name="gr3" draw:text-style-name="P2" draw:layer="layout" draw:line-skew="0.485cm" svg:x1="24.881cm" svg:y1="15.182cm" svg:x2="26.593cm" svg:y2="10.448cm" svg:d="M24881 15182v-1882h1712v-2852" svg:viewBox="0 0 1713 4735">
          <text:p/>
        </draw:connector>
        <draw:connector draw:style-name="gr3" draw:text-style-name="P2" draw:layer="layout" svg:x1="24.861cm" svg:y1="15.509cm" svg:x2="26.343cm" svg:y2="11.18cm" svg:d="M24861 15509v-2164h1482v-2165" svg:viewBox="0 0 1483 4330">
          <text:p/>
        </draw:connector>
        <draw:frame draw:style-name="gr2" draw:text-style-name="P1" draw:layer="layout" svg:width="1.3cm" svg:height="0.645cm" svg:x="23.5cm" svg:y="13.355cm">
          <draw:text-box>
            <text:p><text:span text:style-name="T1">1:n</text:span></text:p>
          </draw:text-box>
        </draw:frame>
        <draw:frame draw:style-name="standard" draw:layer="layout" svg:width="5.171cm" svg:height="2.759cm" svg:x="2.8cm" svg:y="12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Faerb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5.1cm" svg:height="0.7cm" svg:x="2.859cm" svg:y="11.926cm">
          <draw:text-box>
            <text:p><text:span text:style-name="T1">Brandfarbe</text:span></text:p>
          </draw:text-box>
        </draw:frame>
        <draw:frame draw:style-name="gr2" draw:text-style-name="P1" draw:layer="layout" svg:width="1.3cm" svg:height="0.645cm" svg:x="8.2cm" svg:y="14.072cm">
          <draw:text-box>
            <text:p><text:span text:style-name="T1">1:n</text:span></text:p>
          </draw:text-box>
        </draw:frame>
        <draw:frame draw:style-name="standard" draw:layer="layout" svg:width="5.976cm" svg:height="23.016cm" svg:x="10.703cm" svg:y="6.899cm">
          <table:table table:template-name="default" table:use-first-row-styles="true" table:use-banding-rows-styles="true">
            <table:table-column table:style-name="co7"/>
            <table:table-column table:style-name="co5"/>
            <table:table-column table:style-name="co8"/>
            <table:table-row table:style-name="ro1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2" table:default-cell-style-name="ce5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4" table:default-cell-style-name="ce5">
              <table:table-cell>
                <text:p><text:span text:style-name="T1">Zch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D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Dm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a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i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i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i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Kern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Kern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Kern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Verzierung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Verz_a1_mehrfach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Verzierung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i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Produktionsspur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Erhalt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Mag_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Mag_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Hals_Kragen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Anmerk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Gefäß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Randform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joint_Zchnr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joints_WS_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joints_RS_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Anmerk_2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Zenodo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5.1cm" svg:height="0.7cm" svg:x="10.7cm" svg:y="6.217cm">
          <draw:text-box>
            <text:p><text:span text:style-name="T1">RS_Zchng_Tab</text:span></text:p>
          </draw:text-box>
        </draw:frame>
        <draw:connector draw:style-name="gr3" draw:text-style-name="P2" draw:layer="layout" svg:x1="8.4cm" svg:y1="14.817cm" svg:x2="10.414cm" svg:y2="13.898cm" svg:d="M8400 14817h1007v-919h1007" svg:viewBox="0 0 2015 920">
          <text:p/>
        </draw:connector>
        <draw:connector draw:style-name="gr3" draw:text-style-name="P2" draw:layer="layout" svg:x1="24.695cm" svg:y1="5cm" svg:x2="26.636cm" svg:y2="8.662cm" svg:d="M24695 5000v1831h1941v1831" svg:viewBox="0 0 1942 3663">
          <text:p/>
        </draw:connector>
        <draw:connector draw:style-name="gr3" draw:text-style-name="P2" draw:layer="layout" svg:x1="8.4cm" svg:y1="14.817cm" svg:x2="10.559cm" svg:y2="15.093cm" svg:d="M8400 14817h1080v276h1079" svg:viewBox="0 0 2160 277">
          <text:p/>
        </draw:connector>
        <draw:connector draw:style-name="gr3" draw:text-style-name="P2" xml:id="id2" draw:id="id2" draw:layer="layout" svg:x1="8.4cm" svg:y1="14.807cm" svg:x2="10.372cm" svg:y2="14.491cm" svg:d="M8400 14807h986v-316h986" svg:viewBox="0 0 1973 317">
          <text:p/>
        </draw:connector>
        <draw:connector draw:style-name="gr3" draw:text-style-name="P2" draw:layer="layout" svg:x1="16.933cm" svg:y1="18.551cm" svg:x2="18.902cm" svg:y2="15.105cm" draw:end-shape="id1" draw:end-glue-point="3" svg:d="M16933 18551v-3946h1969v500" svg:viewBox="0 0 1970 3947">
          <text:p/>
        </draw:connector>
        <draw:connector draw:style-name="gr3" draw:text-style-name="P2" xml:id="id1" draw:id="id1" draw:layer="layout" svg:x1="17.218cm" svg:y1="19.074cm" svg:x2="18.902cm" svg:y2="15.105cm" svg:d="M17218 19074v-1984h1684v-1985" svg:viewBox="0 0 1685 3970">
          <text:p/>
        </draw:connector>
        <draw:connector draw:style-name="gr3" draw:text-style-name="P2" draw:layer="layout" svg:x1="16.795cm" svg:y1="8.617cm" svg:x2="18.935cm" svg:y2="5.118cm" svg:d="M16795 8617v-1749h2140v-1750" svg:viewBox="0 0 2141 3500">
          <text:p/>
        </draw:connector>
        <draw:frame draw:style-name="gr2" draw:text-style-name="P1" draw:layer="layout" svg:width="1.3cm" svg:height="0.645cm" svg:x="17.5cm" svg:y="5.5cm">
          <draw:text-box>
            <text:p><text:span text:style-name="T1">n:1</text:span></text:p>
          </draw:text-box>
        </draw:frame>
        <draw:frame draw:style-name="gr2" draw:text-style-name="P1" draw:layer="layout" svg:width="1.3cm" svg:height="0.645cm" svg:x="17.5cm" svg:y="16.3cm">
          <draw:text-box>
            <text:p><text:span text:style-name="T1">n:1</text:span></text:p>
          </draw:text-box>
        </draw:frame>
        <draw:frame draw:style-name="gr4" draw:text-style-name="P3" draw:layer="layout" svg:width="8.3cm" svg:height="9.968cm" svg:x="1.4cm" svg:y="1.6cm">
          <draw:text-box>
            <text:p>Datenbankschema Teil 2</text:p>
            <text:p>Rand-,</text:p>
            <text:p>Wand- und</text:p>
            <text:p>Deckelscherben</text:p>
            <text:p/>
            <text:p><text:span text:style-name="T3">Tabellen</text:span></text:p>
            <text:p><text:span text:style-name="T3"/></text:p>
            <text:p><text:span text:style-name="T3">Befund_Fundnummer</text:span></text:p>
            <text:p><text:span text:style-name="T3">RS_Zchng_Tab</text:span></text:p>
            <text:p><text:span text:style-name="T3">DS_Zchng_Tab</text:span></text:p>
            <text:p><text:span text:style-name="T3">RS_Tab</text:span></text:p>
            <text:p><text:span text:style-name="T3">WS_tab</text:span></text:p>
            <text:p><text:span text:style-name="T3"/></text:p>
            <text:p><text:span text:style-name="T3">Brandfarbe</text:span></text:p>
            <text:p><text:span text:style-name="T3">Gefässtyp</text:span></text:p>
            <text:p><text:span text:style-name="T3">Hals_Kragenform</text:span></text:p>
            <text:p><text:span text:style-name="T3">Verzierung</text:span></text:p>
            <text:p><text:span text:style-name="T3"/></text:p>
          </draw:text-box>
        </draw:frame>
        <draw:frame draw:style-name="gr5" draw:text-style-name="P4" draw:layer="layout" svg:width="16.7cm" svg:height="3cm" svg:x="1.6cm" svg:y="23.9cm">
          <draw:text-box>
            <text:p><text:span text:style-name="T3">INT - Integer</text:span></text:p>
            <text:p><text:span text:style-name="T3">PK - Primary Key</text:span></text:p>
          </draw:text-box>
        </draw:frame>
        <draw:connector draw:style-name="gr3" draw:text-style-name="P2" draw:layer="layout" svg:x1="17.5cm" svg:y1="19.869cm" svg:x2="18.883cm" svg:y2="15.388cm" svg:d="M17500 19869v-2240h1383v-2241" svg:viewBox="0 0 1384 4482">
          <text:p/>
        </draw:connector>
        <draw:connector draw:style-name="gr3" draw:text-style-name="P2" draw:layer="layout" svg:x1="17.8cm" svg:y1="20.4cm" svg:x2="18.883cm" svg:y2="15.864cm" svg:d="M17800 20400v-2268h1083v-2268" svg:viewBox="0 0 1084 4537">
          <text:p/>
        </draw:connector>
        <draw:frame draw:style-name="standard" draw:layer="layout" svg:width="5.171cm" svg:height="2.08cm" svg:x="19.329cm" svg:y="21.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2">
              <table:table-cell>
                <text:p><text:span text:style-name="T1">Form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5.1cm" svg:height="0.7cm" svg:x="19.3cm" svg:y="20.788cm">
          <draw:text-box>
            <text:p><text:span text:style-name="T1">Hals_Kragenform</text:span></text:p>
          </draw:text-box>
        </draw:frame>
        <draw:connector draw:style-name="gr3" draw:text-style-name="P2" draw:layer="layout" svg:x1="17.058cm" svg:y1="23.707cm" svg:x2="19.075cm" svg:y2="22.735cm" svg:d="M17058 23707h1009v-972h1008" svg:viewBox="0 0 2018 973">
          <text:p/>
        </draw:connector>
        <draw:frame draw:style-name="gr2" draw:text-style-name="P1" draw:layer="layout" svg:width="1.3cm" svg:height="0.645cm" svg:x="17.1cm" svg:y="22.955cm">
          <draw:text-box>
            <text:p><text:span text:style-name="T1">n:1</text:span></text:p>
          </draw:text-box>
        </draw:frame>
        <draw:connector draw:style-name="gr3" draw:text-style-name="P2" draw:layer="layout" svg:x1="8.4cm" svg:y1="14.807cm" svg:x2="10.5cm" svg:y2="15.6cm" draw:start-shape="id2" draw:start-glue-point="2" svg:d="M8400 14807v697h2100v96" svg:viewBox="0 0 2101 794">
          <text:p/>
        </draw:connector>
        <draw:connector draw:style-name="gr3" draw:text-style-name="P2" draw:layer="layout" svg:x1="8.4cm" svg:y1="14.807cm" svg:x2="10.559cm" svg:y2="16.4cm" draw:start-shape="id2" draw:start-glue-point="2" svg:d="M8400 14807v1097h2159v496" svg:viewBox="0 0 2160 1594">
          <text:p/>
        </draw:connector>
        <draw:connector draw:style-name="gr3" draw:text-style-name="P2" draw:layer="layout" svg:x1="8.4cm" svg:y1="14.807cm" svg:x2="10.298cm" svg:y2="17.052cm" draw:start-shape="id2" draw:start-glue-point="2" svg:d="M8400 14807v1423h1898v822" svg:viewBox="0 0 1899 2246">
          <text:p/>
        </draw:connector>
        <draw:connector draw:style-name="gr3" draw:text-style-name="P2" draw:layer="layout" svg:x1="8.443cm" svg:y1="15.126cm" svg:x2="10.098cm" svg:y2="17.745cm" svg:d="M8443 15126v1310h1655v1309" svg:viewBox="0 0 1656 2620">
          <text:p/>
        </draw:connector>
        <draw:connector draw:style-name="gr3" draw:text-style-name="P2" draw:layer="layout" draw:line-skew="1.3cm" svg:x1="8.4cm" svg:y1="14.807cm" svg:x2="10.514cm" svg:y2="12.581cm" draw:start-shape="id2" draw:start-glue-point="2" svg:d="M8400 14807h800v-2226h1314" svg:viewBox="0 0 2115 2227">
          <text:p/>
        </draw:connector>
        <draw:connector draw:style-name="gr3" draw:text-style-name="P2" draw:layer="layout" draw:line-skew="1.3cm" svg:x1="8.4cm" svg:y1="14.807cm" svg:x2="10.514cm" svg:y2="13.3cm" draw:start-shape="id2" draw:start-glue-point="2" svg:d="M8400 14807h800v-1507h1314" svg:viewBox="0 0 2115 1508">
          <text:p/>
        </draw:connector>
        <draw:frame draw:style-name="standard" draw:layer="layout" svg:width="5.171cm" svg:height="2.759cm" svg:x="19.3cm" svg:y="25.5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Gefass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" draw:layer="layout" svg:width="5.1cm" svg:height="0.7cm" svg:x="19.359cm" svg:y="24.809cm">
          <draw:text-box>
            <text:p><text:span text:style-name="T1">Gefäßtyp</text:span></text:p>
          </draw:text-box>
        </draw:frame>
        <draw:connector draw:style-name="gr3" draw:text-style-name="P2" draw:layer="layout" svg:x1="16.908cm" svg:y1="25.674cm" svg:x2="19.117cm" svg:y2="26.628cm" svg:d="M16908 25674h1105v954h1104" svg:viewBox="0 0 2210 955">
          <text:p/>
        </draw:connector>
        <draw:frame draw:style-name="gr2" draw:text-style-name="P1" draw:layer="layout" svg:width="1.3cm" svg:height="0.645cm" svg:x="17cm" svg:y="25.855cm">
          <draw:text-box>
            <text:p><text:span text:style-name="T1">n:1</text:span></text:p>
          </draw:text-box>
        </draw:frame>
        <draw:connector draw:style-name="gr3" draw:text-style-name="P2" draw:layer="layout" svg:x1="24.938cm" svg:y1="14.739cm" svg:x2="26.151cm" svg:y2="11.892cm" svg:d="M24938 14739v-1423h1213v-1424" svg:viewBox="0 0 1214 2848">
          <text:p/>
        </draw:connector>
        <draw:connector draw:style-name="gr3" draw:text-style-name="P2" draw:layer="layout" draw:line-skew="0.485cm" svg:x1="24.881cm" svg:y1="15.182cm" svg:x2="26.593cm" svg:y2="10.448cm" svg:d="M24881 15182v-1882h1712v-2852" svg:viewBox="0 0 1713 4735">
          <text:p/>
        </draw:connector>
        <draw:connector draw:style-name="gr3" draw:text-style-name="P2" draw:layer="layout" draw:line-skew="-0.206cm" svg:x1="24.938cm" svg:y1="14.412cm" svg:x2="26cm" svg:y2="12.6cm" svg:d="M24938 14412v-1112h1062v-700" svg:viewBox="0 0 1063 1813">
          <text:p/>
        </draw:connector>
        <draw:connector draw:style-name="gr3" draw:text-style-name="P2" draw:layer="layout" svg:x1="24.784cm" svg:y1="28.036cm" svg:x2="26.6cm" svg:y2="13.22cm" svg:d="M24784 28036v-7408h1816v-7408" svg:viewBox="0 0 1817 14817">
          <text:p/>
        </draw:connector>
        <draw:frame draw:style-name="gr2" draw:text-style-name="P1" draw:layer="layout" svg:width="1.3cm" svg:height="0.645cm" svg:x="23.8cm" svg:y="24.5cm">
          <draw:text-box>
            <text:p><text:span text:style-name="T1">1:n</text:span></text:p>
          </draw:text-box>
        </draw:frame>
        <draw:connector draw:style-name="gr3" draw:text-style-name="P2" draw:layer="layout" svg:x1="25.015cm" svg:y1="22.648cm" svg:x2="26.593cm" svg:y2="13.835cm" svg:d="M25015 22648v-4406h1578v-4407" svg:viewBox="0 0 1579 8814">
          <text:p/>
        </draw:connector>
        <draw:frame draw:style-name="standard" draw:layer="layout" svg:width="5.171cm" svg:height="2.759cm" svg:x="47.1cm" svg:y="14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Faerb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5.1cm" svg:height="0.7cm" svg:x="47.159cm" svg:y="13.998cm">
          <draw:text-box>
            <text:p><text:span text:style-name="T1">Brandfarbe</text:span></text:p>
          </draw:text-box>
        </draw:frame>
        <draw:frame draw:style-name="standard" draw:layer="layout" svg:width="5.976cm" svg:height="19.129cm" svg:x="37.803cm" svg:y="7.882cm">
          <table:table table:template-name="default" table:use-first-row-styles="true" table:use-banding-rows-styles="true">
            <table:table-column table:style-name="co7"/>
            <table:table-column table:style-name="co5"/>
            <table:table-column table:style-name="co8"/>
            <table:table-row table:style-name="ro5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6" table:default-cell-style-name="ce5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7" table:default-cell-style-name="ce5">
              <table:table-cell>
                <text:p><text:span text:style-name="T1">Zch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8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9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10" table:default-cell-style-name="ce5">
              <table:table-cell>
                <text:p><text:span text:style-name="T1">D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11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12" table:default-cell-style-name="ce5">
              <table:table-cell>
                <text:p><text:span text:style-name="T1">Dm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13" table:default-cell-style-name="ce5">
              <table:table-cell>
                <text:p><text:span text:style-name="T1">Farb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14" table:default-cell-style-name="ce5">
              <table:table-cell>
                <text:p><text:span text:style-name="T1">Farb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15" table:default-cell-style-name="ce5">
              <table:table-cell>
                <text:p><text:span text:style-name="T1">Farb_a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16" table:default-cell-style-name="ce5">
              <table:table-cell>
                <text:p><text:span text:style-name="T1">Farb_i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17" table:default-cell-style-name="ce5">
              <table:table-cell>
                <text:p><text:span text:style-name="T1">Farb_i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18" table:default-cell-style-name="ce5">
              <table:table-cell>
                <text:p><text:span text:style-name="T1">Farb_i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19" table:default-cell-style-name="ce5">
              <table:table-cell>
                <text:p><text:span text:style-name="T1">Farb_Kern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0" table:default-cell-style-name="ce5">
              <table:table-cell>
                <text:p><text:span text:style-name="T1">Farb_Kern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1" table:default-cell-style-name="ce5">
              <table:table-cell>
                <text:p><text:span text:style-name="T1">Farb_Kern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2" table:default-cell-style-name="ce5">
              <table:table-cell>
                <text:p><text:span text:style-name="T1">Verzierung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1" table:default-cell-style-name="ce5">
              <table:table-cell>
                <text:p><text:span text:style-name="T1">Mag_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20" table:default-cell-style-name="ce5">
              <table:table-cell>
                <text:p><text:span text:style-name="T1">Mag_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23" table:default-cell-style-name="ce5">
              <table:table-cell>
                <text:p><text:span text:style-name="T1">Anmerk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9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9" table:default-cell-style-name="ce5">
              <table:table-cell>
                <text:p><text:span text:style-name="T1">joint_Zchnr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Zenodo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" draw:text-style-name="P1" draw:layer="layout" svg:width="5.1cm" svg:height="0.7cm" svg:x="37.8cm" svg:y="7.2cm">
          <draw:text-box>
            <text:p><text:span text:style-name="T1">DS_Zchng_Tab</text:span></text:p>
          </draw:text-box>
        </draw:frame>
        <draw:connector draw:style-name="gr3" draw:text-style-name="P2" draw:layer="layout" svg:x1="25.142cm" svg:y1="27.94cm" svg:x2="36.794cm" svg:y2="25.259cm" svg:d="M25142 27940h5826v-2681h5826" svg:viewBox="0 0 11653 2682">
          <text:p/>
        </draw:connector>
        <draw:connector draw:style-name="gr3" draw:text-style-name="P2" draw:layer="layout" draw:line-skew="2.991cm" svg:x1="37.147cm" svg:y1="10.618cm" svg:x2="25.071cm" svg:y2="4.045cm" svg:d="M37147 10618h-3047v-6573h-9029" svg:viewBox="0 0 12077 6574">
          <text:p/>
        </draw:connector>
        <draw:frame draw:style-name="gr2" draw:text-style-name="P1" draw:layer="layout" svg:width="1.3cm" svg:height="0.645cm" svg:x="35cm" svg:y="21.1cm">
          <draw:text-box>
            <text:p><text:span text:style-name="T1">1:n</text:span></text:p>
          </draw:text-box>
        </draw:frame>
        <draw:connector draw:style-name="gr3" draw:text-style-name="P2" draw:layer="layout" svg:x1="46.8cm" svg:y1="16.898cm" svg:x2="43.923cm" svg:y2="14.541cm" svg:d="M46800 16898h-1438v-2357h-1439" svg:viewBox="0 0 2878 2358">
          <text:p/>
        </draw:connector>
        <draw:connector draw:style-name="gr3" draw:text-style-name="P2" draw:layer="layout" svg:x1="46.47cm" svg:y1="16.908cm" svg:x2="43.923cm" svg:y2="15.298cm" svg:d="M46470 16908h-1273v-1610h-1274" svg:viewBox="0 0 2548 1611">
          <text:p/>
        </draw:connector>
        <draw:connector draw:style-name="gr3" draw:text-style-name="P2" draw:layer="layout" svg:x1="46.2cm" svg:y1="16.898cm" svg:x2="43.954cm" svg:y2="16.108cm" svg:d="M46200 16898h-1123v-790h-1123" svg:viewBox="0 0 2247 791">
          <text:p/>
        </draw:connector>
        <draw:connector draw:style-name="gr3" draw:text-style-name="P2" draw:layer="layout" draw:line-skew="-1.681cm" svg:x1="46.9cm" svg:y1="17.298cm" svg:x2="44.377cm" svg:y2="21.259cm" svg:d="M46900 17298v300h-2523v3661" svg:viewBox="0 0 2524 3962">
          <text:p/>
        </draw:connector>
        <draw:connector draw:style-name="gr3" draw:text-style-name="P2" draw:layer="layout" svg:x1="46.635cm" svg:y1="17.59cm" svg:x2="43.93cm" svg:y2="20.201cm" svg:d="M46635 17590h-1352v2611h-1353" svg:viewBox="0 0 2706 2612">
          <text:p/>
        </draw:connector>
        <draw:connector draw:style-name="gr3" draw:text-style-name="P2" draw:layer="layout" svg:x1="46.3cm" svg:y1="17.798cm" svg:x2="43.93cm" svg:y2="19.29cm" svg:d="M46300 17798h-1185v1492h-1185" svg:viewBox="0 0 2371 1493">
          <text:p/>
        </draw:connector>
        <draw:connector draw:style-name="gr3" draw:text-style-name="P2" draw:layer="layout" svg:x1="45.953cm" svg:y1="17.59cm" svg:x2="43.882cm" svg:y2="17.798cm" svg:d="M45953 17590h-1035v208h-1036" svg:viewBox="0 0 2072 209">
          <text:p/>
        </draw:connector>
        <draw:connector draw:style-name="gr3" draw:text-style-name="P2" draw:layer="layout" draw:line-skew="-1.681cm" svg:x1="46.901cm" svg:y1="17.299cm" svg:x2="44.378cm" svg:y2="21.26cm" svg:d="M46901 17299v300h-2523v3661" svg:viewBox="0 0 2524 3962">
          <text:p/>
        </draw:connector>
        <draw:connector draw:style-name="gr3" draw:text-style-name="P2" draw:layer="layout" svg:x1="45.342cm" svg:y1="17.614cm" svg:x2="43.954cm" svg:y2="16.998cm" svg:d="M45342 17614h-694v-616h-694" svg:viewBox="0 0 1389 617">
          <text:p/>
        </draw:connector>
        <draw:connector draw:style-name="gr6" draw:text-style-name="P2" draw:layer="layout" svg:x1="24.859cm" svg:y1="16.274cm" svg:x2="36.971cm" svg:y2="22.084cm" svg:d="M24859 16274h6056v5810h6056" svg:viewBox="0 0 12113 5811">
          <text:p/>
        </draw:connector>
        <draw:frame draw:style-name="gr2" draw:text-style-name="P1" draw:layer="layout" svg:width="1.3cm" svg:height="0.645cm" svg:x="34.8cm" svg:y="24.255cm">
          <draw:text-box>
            <text:p><text:span text:style-name="T1">1:n</text:span></text:p>
          </draw:text-box>
        </draw:frame>
        <draw:frame draw:style-name="gr2" draw:text-style-name="P1" draw:layer="layout" svg:width="1.3cm" svg:height="0.645cm" svg:x="35cm" svg:y="9.4cm">
          <draw:text-box>
            <text:p><text:span text:style-name="T1">1:n</text:span></text:p>
          </draw:text-box>
        </draw:frame>
        <draw:frame draw:style-name="standard" draw:layer="layout" svg:width="5.299cm" svg:height="9.824cm" svg:x="46.401cm" svg:y="2.77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3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3" table:default-cell-style-name="ce5">
              <table:table-cell table:style-name="ce6"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3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5">Dm_min</text:p>
              </table:table-cell>
              <table:table-cell>
                <text:p text:style-name="P5">INT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DM_max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arb_a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arb_i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arb_kern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Mag_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Mag_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merk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Ware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joints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" draw:text-style-name="P1" draw:layer="layout" svg:width="5.1cm" svg:height="0.7cm" svg:x="46.46cm" svg:y="2.044cm">
          <draw:text-box>
            <text:p><text:span text:style-name="T1">SF_Tab</text:span></text:p>
          </draw:text-box>
        </draw:frame>
        <draw:connector draw:style-name="gr6" draw:text-style-name="P2" draw:layer="layout" svg:x1="52.43cm" svg:y1="8.382cm" svg:x2="53.137cm" svg:y2="17.26cm" svg:d="M52430 8382v4439h707v4439" svg:viewBox="0 0 708 8879">
          <text:p/>
        </draw:connector>
        <draw:connector draw:style-name="gr6" draw:text-style-name="P2" draw:layer="layout" draw:line-skew="-4.378cm" svg:x1="52.176cm" svg:y1="7.662cm" svg:x2="53.53cm" svg:y2="17.293cm" svg:d="M52176 7662v438h1354v9193" svg:viewBox="0 0 1355 9632">
          <text:p/>
        </draw:connector>
        <draw:connector draw:style-name="gr6" draw:text-style-name="P2" draw:layer="layout" svg:x1="52.155cm" svg:y1="9.017cm" svg:x2="52.811cm" svg:y2="17.229cm" svg:d="M52155 9017v4106h656v4106" svg:viewBox="0 0 657 8213">
          <text:p/>
        </draw:connector>
        <draw:connector draw:style-name="gr6" draw:text-style-name="P2" draw:layer="layout" svg:x1="25.125cm" svg:y1="3.577cm" svg:x2="46.059cm" svg:y2="4.509cm" svg:d="M25125 3577h10467v932h10467" svg:viewBox="0 0 20935 933">
          <text:p/>
        </draw:connector>
        <draw:frame draw:style-name="gr2" draw:text-style-name="P1" draw:layer="layout" svg:width="1.3cm" svg:height="0.645cm" svg:x="44.5cm" svg:y="3.755cm">
          <draw:text-box>
            <text:p><text:span text:style-name="T1">1:n</text:span></text:p>
          </draw:text-box>
        </draw:frame>
        <draw:frame draw:style-name="standard" draw:layer="layout" svg:width="5.171cm" svg:height="2.08cm" svg:x="53.2cm" svg:y="2.7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 text:style-name="P5">x</text:p>
              </table:table-cell>
            </table:table-row>
            <table:table-row table:style-name="ro2" table:default-cell-style-name="ce2">
              <table:table-cell>
                <text:p><text:span text:style-name="T1">Ware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1" draw:text-style-name="P1" draw:layer="layout" svg:width="5.1cm" svg:height="0.7cm" svg:x="53.259cm" svg:y="2.009cm">
          <draw:text-box>
            <text:p><text:span text:style-name="T1">Ware</text:span></text:p>
          </draw:text-box>
        </draw:frame>
        <draw:connector draw:style-name="gr6" draw:text-style-name="P2" draw:layer="layout" draw:line-skew="-2.673cm" svg:x1="51.964cm" svg:y1="11.578cm" svg:x2="53.001cm" svg:y2="3.768cm" svg:d="M51964 11578v-6578h1037v-1232" svg:viewBox="0 0 1038 7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14:02:19.997000000</meta:creation-date>
    <meta:editing-duration>PT13H18M46S</meta:editing-duration>
    <meta:editing-cycles>45</meta:editing-cycles>
    <meta:generator>LibreOffice/5.1.6.2$Windows_x86 LibreOffice_project/07ac168c60a517dba0f0d7bc7540f5afa45f0909</meta:generator>
    <dc:date>2019-02-10T17:10:52.701000000</dc:date>
    <meta:document-statistic meta:object-count="77"/>
  </office:meta>
</office:document-meta>
</file>